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iasitvlife.ro/breaking-news/se-redeschide-skate-park-ul-din-parcul-expozitiei-din-iasi/" text:style-name="Internet_20_link" text:visited-style-name="Visited_20_Internet_20_Link">https://www.iasitvlife.ro/breaking-news/se-redeschide-skate-park-ul-din-parcul-expozitiei-din-iasi/</text:a></text:p>
      <text:p text:style-name="Standard"/>
      <text:p text:style-name="Standard"><text:a xlink:type="simple" xlink:href="https://www.facebook.com/watch/?v=654806205414152" text:style-name="Internet_20_link" text:visited-style-name="Visited_20_Internet_20_Link">https://www.facebook.com/watch/?v=654806205414152</text:a></text:p>
      <text:p text:style-name="Standard"/>
      <text:p text:style-name="Standard"><text:a xlink:type="simple" xlink:href="https://www.facebook.com/skateparkCopou/" text:style-name="Internet_20_link" text:visited-style-name="Visited_20_Internet_20_Link">https://www.facebook.com/skateparkCopou/</text:a></text:p>
      <text:p text:style-name="Standard"/>
      <text:p text:style-name="Standard"><text:a xlink:type="simple" xlink:href="https://www.ziaruldeiasi.ro/stiri/foto-s-a-redeschis-skate-park-ul-din-parcul-expozitiei--231448.html" text:style-name="Internet_20_link" text:visited-style-name="Visited_20_Internet_20_Link">https://www.ziaruldeiasi.ro/stiri/foto-s-a-redeschis-skate-park-ul-din-parcul-expozitiei--231448.html</text:a></text:p>
      <text:p text:style-name="Standard"/>
      <text:p text:style-name="Standard"><text:a xlink:type="simple" xlink:href="https://www-iasitvlife-ro.translate.goog/breaking-news/se-redeschide-skate-park-ul-din-parcul-expozitiei-din-iasi/?_x_tr_sl=ro&amp;_x_tr_tl=en&amp;_x_tr_hl=en&amp;_x_tr_pto=wapp" text:style-name="Internet_20_link" text:visited-style-name="Visited_20_Internet_20_Link">https://www-iasitvlife-ro.translate.goog/breaking-news/se-redeschide-skate-park-ul-din-parcul-expozitiei-din-iasi/?_x_tr_sl=ro&amp;_x_tr_tl=en&amp;_x_tr_hl=en&amp;_x_tr_pto=wapp</text:a></text:p>
      <text:p text:style-name="Standard"/>
      <text:p text:style-name="Standard">https://www-ziaruldeiasi-ro.translate.goog/stiri/foto-s-a-redeschis-skate-park-ul-din-parcul-expozitiei--231448.html?_x_tr_sl=ro&amp;_x_tr_tl=en&amp;_x_tr_hl=en&amp;_x_tr_pto=wapp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08T19:37:58.706000000</dc:date>
    <meta:editing-duration>PT15M34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6" meta:word-count="8" meta:character-count="621" meta:non-whitespace-character-count="621"/>
  </office:meta>
</office:document-meta>
</file>